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var e-global-typography-primary-font-family" svg:font-family="'var e-global-typography-primary-font-family', LORA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fo:background-color="#ffffff"/>
    </style:style>
    <style:style style:name="P3" style:family="paragraph" style:parent-style-name="Standard">
      <style:text-properties fo:color="#000000" fo:background-color="#ffff00"/>
    </style:style>
    <style:style style:name="P4" style:family="paragraph" style:parent-style-name="Standard" style:list-style-name="L1">
      <style:text-properties fo:color="#000000"/>
    </style:style>
    <style:style style:name="P5" style:family="paragraph" style:parent-style-name="Standard">
      <style:text-properties fo:color="#000000" fo:background-color="#ffffff"/>
    </style:style>
    <style:style style:name="T1" style:family="text">
      <style:text-properties fo:background-color="#ffff0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otstrap</text:p>
      <text:p text:style-name="P1"/>
      <text:p text:style-name="P1">Question série :</text:p>
      <text:p text:style-name="P1"/>
      <text:p text:style-name="P1">1) Comment s’appelle cette personne dans la casa de papel ? </text:p>
      <text:p text:style-name="P1"/>
      <text:p text:style-name="P1"><draw:frame draw:style-name="fr1" draw:name="images1" text:anchor-type="as-char" svg:width="12.541cm" svg:height="7.038cm" draw:z-index="0"><draw:image xlink:href="https://th.bing.com/th/id/OIP.8rjbqPdv0dIa2myFHuXZcAHaEK?pid=ImgDet&amp;rs=1" xlink:type="simple" xlink:show="embed" xlink:actuate="onLoad"/></draw:frame> </text:p>
      <text:p text:style-name="P1"/>
      <text:p text:style-name="P1">Lisbonne<text:tab/> Nairobi<text:tab/> <text:span text:style-name="T2">Tokyo</text:span> <text:tab/>Madrid</text:p>
      <text:p text:style-name="P1"/>
      <text:p text:style-name="P1"/>
      <text:p text:style-name="P1">2) Où vont les cents prisonniers dans The 100 ?</text:p>
      <text:p text:style-name="P1"/>
      <text:p text:style-name="P1"><text:span text:style-name="T2">Sur la Terre </text:span><text:tab/> Sur la Lune <text:tab/>Sur Mars <text:tab/>Sur une planète imaginaire</text:p>
      <text:p text:style-name="P1"/>
      <text:p text:style-name="P1"/>
      <text:p text:style-name="P1"/>
      <text:p text:style-name="P1">3) Quel est le logo du lycée dans élite ?</text:p>
      <text:p text:style-name="P1"/>
      <text:p text:style-name="P1"><text:s/>( logo lycée )</text:p>
      <text:p text:style-name="P1"/>
      <text:p text:style-name="P1"/>
      <text:p text:style-name="P1">4) Il y a combien d'enfants dans la famille Bridgerton dans la série Les Chroniques de <text:span text:style-name="T3">B</text:span>ridgerton ?</text:p>
      <text:p text:style-name="P1"/>
      <text:p text:style-name="P1">4<text:tab/>5<text:tab/><text:span text:style-name="T2">7</text:span><text:tab/>8</text:p>
      <text:p text:style-name="P1"/>
      <text:p text:style-name="P1"/>
      <text:p text:style-name="P1">5) Quel célèbre jeu d'enfant est dans la série Squid Game ?</text:p>
      <text:p text:style-name="P1"/>
      <text:p text:style-name="P1"><text:span text:style-name="T2">1,2,3 Soleil</text:span><text:tab/><text:tab/>la marelle <text:tab/><text:tab/>Cache-cache <text:tab/><text:tab/>le chat perché</text:p>
      <text:p text:style-name="P1"/>
      <text:p text:style-name="P1"/>
      <text:p text:style-name="P1">6) Quel est le surnom de Dan Humphrey dans la série Gossip Girl ?</text:p>
      <text:p text:style-name="P1"/>
      <text:p text:style-name="P1">Mister cool <text:tab/><text:tab/>Garçon Solitaire <text:tab/><text:tab/> Poussin<text:tab/><text:tab/>Le tombeur 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7) Pour quel meurtre est accusé Lincoln Burrows dans Prison Break ?</text:p>
      <text:p text:style-name="P1">La mère de sa copine <text:tab/><text:tab/>Son patron <text:tab/><text:tab/><text:span text:style-name="T2">Le frère de la vice-présidente des Etats-Unis </text:span><text:tab/><text:tab/><text:tab/>Un célèbre artiste<text:tab/></text:p>
      <text:p text:style-name="P1"/>
      <text:p text:style-name="P1">8) Quel est le nom de la bande d’adolescents de John B, JJ, Kiara et Pope dans la série Outer Banks ?</text:p>
      <text:p text:style-name="P1"/>
      <text:p text:style-name="P1">« Bank »<text:tab/>« Adventurers »<text:tab/>«<text:span text:style-name="T2"> Pogues </text:span>»<text:tab/>« Kooks »</text:p>
      <text:p text:style-name="P1"/>
      <text:p text:style-name="P1"/>
      <text:p text:style-name="P1">9) Que retrouve Clay Jensen sous son porche de maison dans 13 reasons why ? </text:p>
      <text:p text:style-name="P1">Une boite contenant…</text:p>
      <text:p text:style-name="P1">« une lettre »<text:tab/><text:tab/><text:span text:style-name="T2">« une cassette »</text:span><text:tab/>« des photos »<text:tab/><text:tab/>« un bijou de famille »</text:p>
      <text:p text:style-name="P1"/>
      <text:p text:style-name="P1"/>
      <text:p text:style-name="P1">10) Comment s’appelle la petite amie de Dustin dans Stranger Things ?</text:p>
      <text:p text:style-name="P1">Rose<text:tab/><text:span text:style-name="T2">Suzie</text:span><text:tab/>Max<text:tab/>Mathilda</text:p>
      <text:p text:style-name="P1"/>
      <text:p text:style-name="P1"/>
      <text:p text:style-name="P1"/>
      <text:p text:style-name="P1"/>
      <text:p text:style-name="P1"/>
      <text:p text:style-name="P1">Question film :</text:p>
      <text:p text:style-name="P1"/>
      <text:list xml:id="list2083192557235163651" text:style-name="L1">
        <text:list-item>
          <text:p text:style-name="P4">Avec qui sort Ella dans The Kissing Booth ?</text:p>
        </text:list-item>
      </text:list>
      <text:p text:style-name="P1">Son meilleur ami<text:tab/>Son voisin<text:tab/><text:span text:style-name="T2">Le grand frère de son meilleur ami</text:span> <text:tab/><text:tab/><text:tab/><text:tab/><text:tab/>Son professeur de musique</text:p>
      <text:p text:style-name="P1"/>
      <text:p text:style-name="P1">2) Comment survivre à la mystérieuse force qui décime la population mondiale dans le film Bird Box ?</text:p>
      <text:p text:style-name="P1">En criant <text:tab/><text:span text:style-name="T2">En fermant les yeux</text:span> <text:tab/>En touchant ses tempes <text:tab/>En allumant une flamme </text:p>
      <text:p text:style-name="P1"/>
      <text:p text:style-name="P1"/>
      <text:p text:style-name="P1">3) Avec quoi joue le petit garçon au début du film « Ça » ?</text:p>
      <text:p text:style-name="P1">Une petite voiture <text:tab/>Un ballon <text:tab/>Une corde à sauter <text:tab/><text:span text:style-name="T2">Un bâteau en papier</text:span></text:p>
      <text:p text:style-name="P3"/>
      <text:p text:style-name="P3"/>
      <text:p text:style-name="P2">4) Lequel de ces pouvoirs n’a pas Aquaman ?</text:p>
      <text:p text:style-name="P2">Respirer sous l’eau<text:tab/>Force<text:tab/><text:span text:style-name="T2">Invisibilité</text:span> <text:tab/>Communication avec les animaux par télépathie</text:p>
      <text:p text:style-name="P2"/>
      <text:p text:style-name="P2"/>
      <text:p text:style-name="P2">5) Combien de lettres d'amour Lara Jean a t-elle écrite dans le film A tous les garçons que j'ai aimé ?</text:p>
      <text:p text:style-name="P2">2<text:tab/>3<text:tab/><text:span text:style-name="T2">5</text:span><text:tab/>7</text:p>
      <text:p text:style-name="P2"/>
      <text:p text:style-name="P2"/>
      <text:p text:style-name="P2">6) Quel âge a John quand son ours en peluche est devenu vivant dans le film Ted ?</text:p>
      <text:p text:style-name="P2">6ans<text:tab/>8ans<text:tab/>12ans<text:tab/> 15ans </text:p>
      <text:p text:style-name="P2"/>
      <text:p text:style-name="P2"/>
      <text:p text:style-name="P2"><text:soft-page-break/>7) Quel jour spécial est le soir où Frank doit garder le fils de son patron dans le film Babysitting ?</text:p>
      <text:p text:style-name="P2">Noël<text:tab/><text:tab/>Le jour de l'an<text:tab/><text:tab/><text:span text:style-name="T2">Son anniversaire</text:span><text:tab/>Son mariage</text:p>
      <text:p text:style-name="P2"/>
      <text:p text:style-name="P2"/>
      <text:p text:style-name="P2">8) Qui est la première victime du requin dans le film Les Dents de la Mer ?</text:p>
      <text:p text:style-name="P2"><text:span text:style-name="T1">Une jeune fille</text:span><text:tab/>Un pécheur<text:tab/>Un chien<text:tab/>Un enfant</text:p>
      <text:p text:style-name="P2"/>
      <text:p text:style-name="P2"/>
      <text:p text:style-name="P2">9) Quel est le métier d'Ally avant qu'elle rencontre Jack dans le film A Star Is Born ?</text:p>
      <text:p text:style-name="P2">Cuisinière<text:tab/>Réceptionniste<text:tab/><text:span text:style-name="T1">Serveuse</text:span><text:tab/>Danseuse</text:p>
      <text:p text:style-name="P2"/>
      <text:p text:style-name="P2"/>
      <text:p text:style-name="P2">10) De quoi est accusé Memo, le père d'Ova dans le film Kogustaki Mucize ?</text:p>
      <text:p text:style-name="P2">D'un vol dans une banque<text:tab/><text:span text:style-name="T1">D'un meurtre</text:span><text:tab/><text:tab/>D'un viol<text:tab/>D'un trafic de drogue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var e-global-typography-primary-font-family" svg:font-family="'var e-global-typography-primary-font-family', LORA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4-04T08:40:16.888000000</meta:creation-date>
    <dc:date>2022-05-09T22:34:19.45</dc:date>
    <meta:editing-duration>P1DT19H18M</meta:editing-duration>
    <meta:editing-cycles>7</meta:editing-cycles>
    <meta:generator>OpenOffice/4.1.7$Win32 OpenOffice.org_project/417m1$Build-9800</meta:generator>
    <meta:document-statistic meta:table-count="0" meta:image-count="1" meta:object-count="0" meta:page-count="3" meta:paragraph-count="45" meta:word-count="495" meta:character-count="2552"/>
  </office:meta>
</office:document-meta>
</file>